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26027351063871542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872406759063415768"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036465546432908659"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38652851932586425"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66112130888819653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9105459747596414184"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756225612403941819"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1126538157682635285"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3434775" text:continue-list="list7756225612403941819"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90976654290724380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405197"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435502"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432623"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422699"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410479"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682568887616155457"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5683131465071436864"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n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changes. <text:s/></text:p>
      <text:p text:style-name="P23">Maybe VO2MAX=Constant times sum of elevation changes/mile times heartbeats/mile.</text:p>
      <text:p text:style-name="P23"/>
      <text:p text:style-name="P23"><text:s text:c="3"/></text:p>
      <text:p text:style-name="P10"><text:soft-page-break/>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927188136974924779"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9T13:17:16.82</dc:date>
    <dc:creator>James Lombardi</dc:creator>
    <meta:editing-duration>P10DT22H58M14S</meta:editing-duration>
    <meta:editing-cycles>962</meta:editing-cycles>
    <meta:generator>OpenOffice/4.1.2$Win32 OpenOffice.org_project/412m3$Build-9782</meta:generator>
    <meta:document-statistic meta:table-count="0" meta:image-count="9" meta:object-count="0" meta:page-count="108" meta:paragraph-count="2990" meta:word-count="32988" meta:character-count="168741"/>
  </office:meta>
</office:document-meta>
</file>